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ext">
      <style:text-properties fo:color="#ff0000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Bereich5">
        <text:h text:style-name="Heading_20_4" text:outline-level="4">Projektname:</text:h>
        <text:p text:style-name="Textkörper_20_Einrückung_20_Organon">Bennen Sie ihr Projekt.</text:p>
        <text:p text:style-name="Textkörper_20_Einrückung_20_Organon"/>
        <text:p text:style-name="Textkörper_20_Einrückung_20_Organon"><text:span text:style-name="T1">Hinweis</text:span>: Das Projekt kann nicht mehr umbenannt werden. Um das Projekt mit einem neuen Namen zu versehen, muss es als Projekt exportiert werden. (Datei/Export/exportieren als/neues Projekt)</text:p>
        <text:h text:style-name="Heading_20_4" text:outline-level="4">Speicherort: </text:h>
        <text:p text:style-name="Textkörper_20_Einrückung_20_Organon">Suchen Sie einen Speicherort aus. Organon legt ein Verzeichnis unter dem Namen:</text:p>
        <text:p text:style-name="Textkörper_20_Einrückung_20_Organon">„&lt;Projektname&gt;.organon“ an. </text:p>
        <text:p text:style-name="Textkörper_20_Einrückung_20_Organon"/>
        <text:p text:style-name="Textkörper_20_Einrückung_20_Organon">(Linux) Stellen Sie sicher, dass Sie die Schreibrechte für den Ort besitzen.</text:p>
        <text:h text:style-name="Heading_20_4" text:outline-level="4">Formatierung:</text:h>
        <text:p text:style-name="Textkörper_20_Einrückung_20_Organon">Siehe nächsten Eintrag: Formatierung</text:p>
        <text:h text:style-name="Heading_20_4" text:outline-level="4">Template:</text:h>
        <text:p text:style-name="Textkörper_20_Einrückung_20_Organon">Auswahl einer Vorlage für ein neues Projekt.</text:p>
        <text:p text:style-name="Textkörper_20_Einrückung_20_Organon">Noch nicht implementiert.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margin-top="0cm" fo:margin-bottom="0cm" fo:text-indent="0cm" style:auto-text-indent="false"/>
    </style:style>
    <style:style style:name="Textkörper_20_Einrückung_20_Organon" style:display-name="Textkörper Einrückung Organon" style:family="paragraph" style:parent-style-name="Text_20_body_20_indent" style:class="text">
      <style:paragraph-properties fo:line-height="150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document-statistic meta:table-count="0" meta:image-count="0" meta:object-count="0" meta:page-count="1" meta:paragraph-count="12" meta:word-count="75" meta:character-count="546"/>
    <dc:date>2015-05-09T09:48:58.52</dc:date>
    <meta:editing-duration>P0D</meta:editing-duration>
    <meta:editing-cycles>1</meta:editing-cycles>
    <meta:generator>OpenOffice/4.1.1$Win32 OpenOffice.org_project/411m6$Build-9775</meta:generator>
  </office:meta>
</office:document-meta>
</file>